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cm" fo:border="none"/>
    </style:style>
    <style:style style:name="P2" style:family="paragraph" style:parent-style-name="Text_20_body">
      <style:paragraph-properties fo:padding="0cm" fo:border="none"/>
      <style:text-properties officeooo:paragraph-rsid="0004bd37"/>
    </style:style>
    <style:style style:name="T1" style:family="text">
      <style:text-properties officeooo:rsid="0004bd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Prénom : <text:span text:style-name="T1">Mohamed Salem Kleib</text:span></text:p>
      <text:p text:style-name="P1">Adresse : <text:span text:style-name="T1">Sahloul</text:span></text:p>
      <text:p text:style-name="P1">Téléphone : <text:span text:style-name="T1">50965705</text:span></text:p>
      <text:p text:style-name="P1">Adresse mail : <text:span text:style-name="T1">popekleib@gmail.com</text:span></text:p>
      <text:p text:style-name="P1">Adresse</text:p>
      <text:p text:style-name="P2">Objet : Lettre de motivation pour un stage.</text:p>
      <text:p text:style-name="P2"/>
      <text:p text:style-name="P1">(Madame, Monsieur),</text:p>
      <text:p text:style-name="P1"/>
      <text:p text:style-name="P1">je suis à la recherche d’un stage pratique intégré dans ma formation pour une durée de <text:span text:style-name="T1">trois</text:span> mois,</text:p>
      <text:p text:style-name="P1"> </text:p>
      <text:p text:style-name="P1">Pour me préparer concrètement au métier de <text:span text:style-name="T1">l’informatique</text:span>, je suis actuellement à la recherche de l’entreprise qui me permettra d’allier enseignement théorique et formation pratique. Sérieux et motivé, je possède les qualités d’adaptation indispensables à la réussite d’un stage.</text:p>
      <text:p text:style-name="P1"> </text:p>
      <text:p text:style-name="P1">Je reste à votre disposition pour tout complément d’information sur ma candidature ou le contenu de ma formation et je serai également réactif pour toute demande d’entretien, au téléphone ou au sein de vos locaux.</text:p>
      <text:p text:style-name="P1"> </text:p>
      <text:p text:style-name="P1">Dans l’attente d’une réponse de votre part, je vous prie d’agréer mes sincères salutations,</text:p>
      <text:p text:style-name="P1"> </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04:18:44.743901310</meta:creation-date>
    <dc:date>2022-04-02T04:24:52.336680517</dc:date>
    <meta:editing-duration>PT6M8S</meta:editing-duration>
    <meta:editing-cycles>1</meta:editing-cycles>
    <meta:document-statistic meta:table-count="0" meta:image-count="0" meta:object-count="0" meta:page-count="1" meta:paragraph-count="15" meta:word-count="133" meta:character-count="857" meta:non-whitespace-character-count="731"/>
    <meta:generator>LibreOffice/6.4.7.2$Linux_X86_64 LibreOffice_project/40$Build-2</meta:generator>
  </office:meta>
</office:document-meta>
</file>